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bd1" officeooo:paragraph-rsid="00067bd1"/>
    </style:style>
    <style:style style:name="P2" style:family="paragraph" style:parent-style-name="Standard">
      <style:paragraph-properties fo:text-align="center" style:justify-single-word="false"/>
      <style:text-properties officeooo:rsid="00067bd1" officeooo:paragraph-rsid="00067bd1"/>
    </style:style>
    <style:style style:name="P3" style:family="paragraph" style:parent-style-name="Text_20_body">
      <style:paragraph-properties fo:text-align="center" style:justify-single-word="false"/>
      <style:text-properties officeooo:paragraph-rsid="00067bd1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officeooo:paragraph-rsid="00067bd1"/>
    </style:style>
    <style:style style:name="P6" style:family="paragraph" style:parent-style-name="Heading_20_1">
      <style:paragraph-properties fo:text-align="center" style:justify-single-word="false"/>
      <style:text-properties officeooo:rsid="00067bd1" officeooo:paragraph-rsid="00067bd1"/>
    </style:style>
    <style:style style:name="T1" style:family="text">
      <style:text-properties officeooo:rsid="00067bd1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00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ATEAR CAMPOS <text:span text:style-name="T1">EN</text:span> EL SELECT</text:p>
      <text:p text:style-name="P1"/>
      <text:h text:style-name="P5" text:outline-level="1">EN EL PADREMODELO SE CREA UNA FUNCION </text:h>
      <text:h text:style-name="P5" text:outline-level="1">CON EL FORMATO QUE SE PIENSA EJERCER</text:h>
      <text:p text:style-name="P3"/>
      <text:p text:style-name="P2"/>
      <text:p text:style-name="P1">public function <text:span text:style-name="T2">DATAPRINT__</text:span><text:span text:style-name="T3">srptip</text:span>($x)</text:p>
      <text:p text:style-name="P1">{</text:p>
      <text:p text:style-name="P1"><text:s/></text:p>
      <text:p text:style-name="P1"><text:s text:c="2"/>if($x=="Con"){</text:p>
      <text:p text:style-name="P1"><text:s text:c="4"/>return "green";</text:p>
      <text:p text:style-name="P1"><text:s text:c="2"/>}else <text:s/>if($x=="Sin"){</text:p>
      <text:p text:style-name="P1"><text:s text:c="4"/>return "Red";</text:p>
      <text:p text:style-name="P1"><text:s text:c="2"/>}</text:p>
      <text:p text:style-name="P1">}</text:p>
      <text:p text:style-name="P1"/>
      <text:h text:style-name="P6" text:outline-level="1">EN EL PADREMODELO SE INGRESA</text:h>
      <text:h text:style-name="P6" text:outline-level="1"><text:s/>ESTE BUCLE EN LA FUNCION DATAPRINT__();</text:h>
      <text:p text:style-name="P1"/>
      <text:p text:style-name="P1"/>
      <text:p text:style-name="P1">for ($y = 0; $y &lt; count($data_json['type_<text:span text:style-name="T3">srptip</text:span>']); $y++){</text:p>
      <text:p text:style-name="P1"><text:s text:c="2"/>$data[$i][$data_json['type_<text:span text:style-name="T3">srptip</text:span>'][$y]['campo'] . "_color"] = </text:p>
      <text:p text:style-name="P1"><text:s text:c="2"/>$this-&gt;DATAPRINT__srptip($data[$i][$data_json['type_<text:span text:style-name="T3">srptip</text:span>'][$y]['campo']]);</text:p>
      <text:p text:style-name="P1">}</text:p>
      <text:p text:style-name="P1"/>
      <text:p text:style-name="P1"/>
      <text:p text:style-name="P1"/>
      <text:h text:style-name="P4" text:outline-level="1">POR ULTIMO EN EL JSON PRINCIPAL DEL MODULO <text:line-break/>HAY QUE INDICAR QUE CAMPOS LLEVARAN ESE NUEVO FORMATO<text:line-break/><text:span text:style-name="T1">SE DEBE AÑADIR ESTE NODO.</text:span></text:h>
      <text:p text:style-name="P1"/>
      <text:p text:style-name="P1"/>
      <text:p text:style-name="P1">"type_<text:span text:style-name="T3">srptip</text:span>": [</text:p>
      <text:p text:style-name="P1"><text:s text:c="4"/>{</text:p>
      <text:p text:style-name="P1"><text:s text:c="6"/>"campo": "<text:span text:style-name="T3">srptip</text:span>"</text:p>
      <text:p text:style-name="P1"><text:s text:c="4"/>}</text:p>
      <text:p text:style-name="P1"><text:s text:c="2"/>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8-07T02:18:17.373572829</meta:creation-date>
    <dc:date>2016-08-07T02:29:07.164797012</dc:date>
    <dc:creator>pitagora </dc:creator>
    <meta:editing-duration>PT10M49S</meta:editing-duration>
    <meta:editing-cycles>1</meta:editing-cycles>
    <meta:document-statistic meta:table-count="0" meta:image-count="0" meta:object-count="0" meta:page-count="1" meta:paragraph-count="24" meta:word-count="86" meta:character-count="666" meta:non-whitespace-character-count="563"/>
    <meta:generator>LibreOffice/4.3.3.2$Linux_X86_64 LibreOffice_project/430m0$Build-2</meta:generator>
  </office:meta>
</office:document-meta>
</file>